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WWNum31">
      <style:paragraph-properties fo:text-align="start" style:justify-single-word="false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rdan Therrien</text:p>
      <text:p text:style-name="P1">17/08/2020</text:p>
      <text:p text:style-name="P1">IT FDN <text:s/>130</text:p>
      <text:p text:style-name="P2">Assignment 06, Document</text:p>
      <text:p text:style-name="P2"/>
      <text:p text:style-name="Standard">Write a one-page document that articulates the answer to the following questions. Use at least one well-formed paragraph per question. Using only a sentence or two is fine, but it must make sense and be well formed. (Please use MS Word or a compatible word processor) </text:p>
      <text:list xml:id="list4942753810921676545" text:style-name="WWNum31">
        <text:list-item>
          <text:p text:style-name="P4"><text:span text:style-name="Intense_20_Emphasis">Explain when you would use a SQL View.</text:span></text:p>
        </text:list-item>
        <text:list-item>
          <text:p text:style-name="P4"><text:span text:style-name="Intense_20_Emphasis">Explain are the differences and similarities between a View, Function, and Stored Procedure.</text:span></text:p>
        </text:list-item>
        <text:list-item>
          <text:p text:style-name="P4"><text:span text:style-name="Intense_20_Emphasis"><text:span text:style-name="T2">N/A</text:span></text:span></text:p>
        </text:list-item>
      </text:list>
      <text:p text:style-name="P2"><text:span text:style-name="T1">Important:</text:span><text:span text:style-name="T3"> Your document must look professional to get full points! Use my example template and video, in the General Files and Topics module, as a guide for what I expect a professional paper to look like. Make sure you format it like a college paper instead of the text message. Things like your name, date, class, citations, introductory and summary paragraphs are always expected! </text:span></text:p>
      <text:p text:style-name="P2"/>
      <text:p text:style-name="P2">1. <text:s/>A SQL View is a command placed in a SQL database which allows individuals to see a specific, preset 'view' of information without having to write the code necessary to do so. <text:s/>This would be made when you wish to allow others to see information within the database without having the coding knowledge necessary to do so themselves.</text:p>
      <text:p text:style-name="P2"/>
      <text:p text:style-name="P2">2. <text:s/>View, Functions, And Stored Procedure each have their use in SQL. <text:s/>View and Function are similar and can be used to the same purpose; but are not identical. <text:s/>View allows others to view information in a table without knowing how to code using a View previously made by yourself. <text:s/>Function allows you to make a function which has specified parameters for viewing information. <text:s/>Functions can also be used to show a single value. <text:s/>View however can use the Where clause when used appropriately. <text:s/>Stored Procedures, yet another similar tool; they are made in an analogous way to the others, and display similar information.Procedures, yet another similar tool; they are made in an analogous way to the others, and display similar information.</text:p>
      <text:p text:style-name="P2"/>
      <text:p text:style-name="P2">Note; </text:p>
      <text:p text:style-name="P2">Use Create View vNAME for view</text:p>
      <text:p text:style-name="P2">Use Create Function dbo.fNAME() for function</text:p>
      <text:p text:style-name="P2">Use Create Procedure pNAME() for procedure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ListLabel_20_1" style:display-name="ListLabel 1" style:family="text">
      <style:text-properties style:font-name-complex="Courier New1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Therrien</meta:initial-creator>
    <meta:creation-date>2020-07-27T16:00:46.85</meta:creation-date>
    <meta:generator>OpenOffice/4.1.3$Win32 OpenOffice.org_project/413m1$Build-9783</meta:generator>
    <dc:date>2020-08-17T14:19:50.62</dc:date>
    <dc:creator>Jordan Therrien</dc:creator>
    <meta:editing-duration>PT12H30M42S</meta:editing-duration>
    <meta:editing-cycles>5</meta:editing-cycles>
    <meta:document-statistic meta:table-count="0" meta:image-count="0" meta:object-count="0" meta:page-count="1" meta:paragraph-count="15" meta:word-count="344" meta:character-count="2047"/>
  </office:meta>
</office:document-meta>
</file>